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2" style:family="paragraph" style:parent-style-name="Text_20_body">
      <style:text-properties style:font-name="Arial"/>
    </style:style>
    <style:style style:name="P33"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4"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6"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7" style:family="paragraph" style:parent-style-name="Text_20_body">
      <style:text-properties style:font-name="Arial" fo:font-weight="bold" officeooo:rsid="000aa23e" officeooo:paragraph-rsid="000aa23e" style:font-weight-asian="bold" style:font-weight-complex="bold"/>
    </style:style>
    <style:style style:name="P38" style:family="paragraph" style:parent-style-name="Text_20_body">
      <style:text-properties style:font-name="Arial" fo:font-weight="bold" officeooo:rsid="000b44e4" officeooo:paragraph-rsid="000b44e4" style:font-weight-asian="bold" style:font-weight-complex="bold"/>
    </style:style>
    <style:style style:name="P39" style:family="paragraph" style:parent-style-name="Text_20_body">
      <style:text-properties style:font-name="Arial" fo:font-weight="bold" officeooo:rsid="002de5cc" officeooo:paragraph-rsid="002de5cc" style:font-weight-asian="bold" style:font-weight-complex="bold"/>
    </style:style>
    <style:style style:name="P40" style:family="paragraph" style:parent-style-name="Text_20_body">
      <style:text-properties style:font-name="Arial" fo:font-weight="bold" officeooo:rsid="00313d27" officeooo:paragraph-rsid="00313d27" style:font-weight-asian="bold" style:font-weight-complex="bold"/>
    </style:style>
    <style:style style:name="P41" style:family="paragraph" style:parent-style-name="Text_20_body">
      <style:text-properties style:font-name="Arial" fo:font-weight="bold" officeooo:rsid="000e50e4" officeooo:paragraph-rsid="000e50e4" style:font-weight-asian="bold" style:font-weight-complex="bold"/>
    </style:style>
    <style:style style:name="P42" style:family="paragraph" style:parent-style-name="Text_20_body">
      <style:text-properties style:font-name="Arial" fo:font-weight="bold" officeooo:rsid="000e50e4" officeooo:paragraph-rsid="0010398b" style:font-weight-asian="bold" style:font-weight-complex="bold"/>
    </style:style>
    <style:style style:name="P43" style:family="paragraph" style:parent-style-name="Text_20_body">
      <style:text-properties style:font-name="Arial" fo:font-weight="bold" officeooo:rsid="003013d8" officeooo:paragraph-rsid="003013d8" style:font-weight-asian="bold" style:font-weight-complex="bold"/>
    </style:style>
    <style:style style:name="P44" style:family="paragraph" style:parent-style-name="Text_20_body">
      <style:text-properties style:font-name="Arial" fo:font-weight="normal" officeooo:rsid="002658c5" officeooo:paragraph-rsid="002658c5" style:font-weight-asian="normal" style:font-weight-complex="normal"/>
    </style:style>
    <style:style style:name="P45" style:family="paragraph" style:parent-style-name="Text_20_body">
      <style:text-properties style:font-name="Arial" fo:font-weight="normal" officeooo:rsid="000e50e4" officeooo:paragraph-rsid="000e50e4" style:font-weight-asian="normal" style:font-weight-complex="normal"/>
    </style:style>
    <style:style style:name="P46" style:family="paragraph" style:parent-style-name="Text_20_body">
      <style:text-properties style:font-name="Arial" fo:font-weight="normal" officeooo:rsid="002a0877" officeooo:paragraph-rsid="002a0877" style:font-weight-asian="normal" style:font-weight-complex="normal"/>
    </style:style>
    <style:style style:name="P47" style:family="paragraph" style:parent-style-name="Text_20_body">
      <style:text-properties style:font-name="Arial" fo:font-weight="normal" officeooo:rsid="002a0877" officeooo:paragraph-rsid="003013d8" style:font-weight-asian="normal" style:font-weight-complex="normal"/>
    </style:style>
    <style:style style:name="P48" style:family="paragraph" style:parent-style-name="Text_20_body">
      <style:text-properties style:font-name="Arial" fo:font-weight="normal" officeooo:rsid="003013d8" officeooo:paragraph-rsid="003013d8" style:font-weight-asian="normal" style:font-weight-complex="normal"/>
    </style:style>
    <style:style style:name="P49" style:family="paragraph" style:parent-style-name="Text_20_body">
      <style:text-properties style:font-name="Arial" fo:font-weight="normal" officeooo:rsid="00393507" officeooo:paragraph-rsid="00393507" style:font-weight-asian="normal" style:font-weight-complex="normal"/>
    </style:style>
    <style:style style:name="P50" style:family="paragraph" style:parent-style-name="Text_20_body">
      <style:text-properties style:font-name="Arial" officeooo:rsid="002658c5" officeooo:paragraph-rsid="002658c5"/>
    </style:style>
    <style:style style:name="P51" style:family="paragraph" style:parent-style-name="Text_20_body">
      <style:text-properties style:font-name="Arial" officeooo:rsid="002f55a7" officeooo:paragraph-rsid="002f55a7"/>
    </style:style>
    <style:style style:name="P52" style:family="paragraph" style:parent-style-name="Text_20_body">
      <style:text-properties style:font-name="Arial" officeooo:rsid="002cf25b" officeooo:paragraph-rsid="002cf25b"/>
    </style:style>
    <style:style style:name="P53" style:family="paragraph" style:parent-style-name="Text_20_body">
      <style:text-properties style:font-name="Arial" officeooo:paragraph-rsid="000aa23e"/>
    </style:style>
    <style:style style:name="P54" style:family="paragraph" style:parent-style-name="Text_20_body">
      <style:text-properties style:font-name="Arial" fo:font-size="12pt" style:font-size-asian="12pt" style:font-size-complex="12pt"/>
    </style:style>
    <style:style style:name="P55"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56" style:family="paragraph" style:parent-style-name="Text_20_body">
      <style:text-properties style:font-name="Arial" officeooo:rsid="000aa23e" officeooo:paragraph-rsid="0034d9bb"/>
    </style:style>
    <style:style style:name="P57" style:family="paragraph" style:parent-style-name="Text_20_body">
      <style:text-properties style:font-name="Arial" officeooo:rsid="0034d9bb" officeooo:paragraph-rsid="0036c677"/>
    </style:style>
    <style:style style:name="P58" style:family="paragraph" style:parent-style-name="Text_20_body">
      <style:text-properties style:font-name="Courier New" fo:font-weight="normal" officeooo:rsid="002658c5" officeooo:paragraph-rsid="002658c5" style:font-weight-asian="normal" style:font-weight-complex="normal"/>
    </style:style>
    <style:style style:name="P59" style:family="paragraph" style:parent-style-name="Text_20_body">
      <style:text-properties style:font-name="Courier New" fo:font-weight="normal" officeooo:rsid="000e50e4" officeooo:paragraph-rsid="0010398b" style:font-weight-asian="normal" style:font-weight-complex="normal"/>
    </style:style>
    <style:style style:name="P60" style:family="paragraph" style:parent-style-name="Text_20_body">
      <style:text-properties style:font-name="Courier New" fo:font-weight="normal" officeooo:rsid="000e50e4" officeooo:paragraph-rsid="000e50e4" style:font-weight-asian="normal" style:font-weight-complex="normal"/>
    </style:style>
    <style:style style:name="P61" style:family="paragraph" style:parent-style-name="Text_20_body">
      <style:text-properties style:font-name="Courier New" fo:font-weight="normal" officeooo:rsid="003013d8" officeooo:paragraph-rsid="003013d8" style:font-weight-asian="normal" style:font-weight-complex="normal"/>
    </style:style>
    <style:style style:name="P62" style:family="paragraph" style:parent-style-name="Text_20_body">
      <style:text-properties style:font-name="Courier New" officeooo:rsid="002658c5" officeooo:paragraph-rsid="002658c5"/>
    </style:style>
    <style:style style:name="P63" style:family="paragraph" style:parent-style-name="Text_20_body">
      <style:text-properties style:font-name="Courier New" officeooo:rsid="0021bfb4" officeooo:paragraph-rsid="0021bfb4"/>
    </style:style>
    <style:style style:name="P64"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65" style:family="paragraph" style:parent-style-name="Text_20_body">
      <style:text-properties style:font-name="Arial" fo:font-size="15pt" style:text-underline-style="solid" style:text-underline-width="auto" style:text-underline-color="font-color" fo:font-weight="bold" officeooo:rsid="0034003d" officeooo:paragraph-rsid="00503ea2" style:font-size-asian="13.1000003814697pt" style:font-weight-asian="bold" style:font-size-complex="15pt" style:font-weight-complex="bold"/>
    </style:style>
    <style:style style:name="P66" style:family="paragraph" style:parent-style-name="Text_20_body" style:list-style-name="L2">
      <style:text-properties style:font-name="Arial" fo:font-weight="normal" officeooo:rsid="00313d27" officeooo:paragraph-rsid="00313d27" style:font-weight-asian="normal" style:font-weight-complex="normal"/>
    </style:style>
    <style:style style:name="P67" style:family="paragraph" style:parent-style-name="Text_20_body" style:list-style-name="L2">
      <style:text-properties style:font-name="Arial" fo:font-weight="normal" officeooo:rsid="00324c10" officeooo:paragraph-rsid="00324c10" style:font-weight-asian="normal" style:font-weight-complex="normal"/>
    </style:style>
    <style:style style:name="P68" style:family="paragraph" style:parent-style-name="Text_20_body">
      <style:text-properties style:font-name="Arial" fo:font-weight="normal" officeooo:rsid="0041c3d6" officeooo:paragraph-rsid="0041c3d6" style:font-weight-asian="normal" style:font-weight-complex="normal"/>
    </style:style>
    <style:style style:name="P69" style:family="paragraph" style:parent-style-name="Text_20_body">
      <style:text-properties style:font-name="Arial" fo:font-weight="normal" officeooo:rsid="002de5cc" officeooo:paragraph-rsid="002de5cc" style:font-weight-asian="normal" style:font-weight-complex="normal"/>
    </style:style>
    <style:style style:name="P70" style:family="paragraph" style:parent-style-name="Text_20_body">
      <style:text-properties style:font-name="Arial" fo:font-weight="normal" officeooo:rsid="002f55a7" officeooo:paragraph-rsid="002f55a7" style:font-weight-asian="normal" style:font-weight-complex="normal"/>
    </style:style>
    <style:style style:name="P71" style:family="paragraph" style:parent-style-name="Text_20_body">
      <style:text-properties style:font-name="Arial" fo:font-weight="normal" officeooo:rsid="000e50e4" officeooo:paragraph-rsid="000e50e4" style:font-weight-asian="normal" style:font-weight-complex="normal"/>
    </style:style>
    <style:style style:name="P72" style:family="paragraph" style:parent-style-name="Text_20_body">
      <style:text-properties style:font-name="Arial" fo:font-weight="normal" officeooo:rsid="000e50e4" officeooo:paragraph-rsid="0047fb9c" style:font-weight-asian="normal" style:font-weight-complex="normal"/>
    </style:style>
    <style:style style:name="P73" style:family="paragraph" style:parent-style-name="Text_20_body">
      <style:text-properties style:font-name="Arial" fo:font-weight="normal" officeooo:rsid="000e50e4" officeooo:paragraph-rsid="004c0e5b" style:font-weight-asian="normal" style:font-weight-complex="normal"/>
    </style:style>
    <style:style style:name="P74" style:family="paragraph" style:parent-style-name="Text_20_body">
      <style:text-properties style:font-name="Arial" fo:font-weight="normal" officeooo:rsid="000e50e4" officeooo:paragraph-rsid="0010398b" style:font-weight-asian="normal" style:font-weight-complex="normal"/>
    </style:style>
    <style:style style:name="P75" style:family="paragraph" style:parent-style-name="Text_20_body">
      <style:text-properties style:font-name="Arial" fo:font-weight="normal" officeooo:rsid="003013d8" officeooo:paragraph-rsid="003013d8" style:font-weight-asian="normal" style:font-weight-complex="normal"/>
    </style:style>
    <style:style style:name="P76" style:family="paragraph" style:parent-style-name="Text_20_body">
      <style:text-properties style:font-name="Arial" fo:font-weight="normal" officeooo:rsid="0054bcfd" officeooo:paragraph-rsid="0054bcfd" style:font-weight-asian="normal" style:font-weight-complex="normal"/>
    </style:style>
    <style:style style:name="P77" style:family="paragraph" style:parent-style-name="Text_20_body" style:list-style-name="L3">
      <style:text-properties style:font-name="Arial" fo:font-weight="normal" officeooo:rsid="0054bcfd" officeooo:paragraph-rsid="0054bcfd" style:font-weight-asian="normal" style:font-weight-complex="normal"/>
    </style:style>
    <style:style style:name="P78" style:family="paragraph" style:parent-style-name="Text_20_body">
      <style:text-properties style:font-name="Arial" officeooo:rsid="004aac9d" officeooo:paragraph-rsid="004aac9d"/>
    </style:style>
    <style:style style:name="P79" style:family="paragraph" style:parent-style-name="Text_20_body">
      <style:text-properties style:font-name="Arial" fo:font-size="12pt" style:text-underline-style="none" fo:font-weight="normal" officeooo:rsid="003f0105" officeooo:paragraph-rsid="004d03ef" style:font-size-asian="10.5pt" style:font-weight-asian="normal" style:font-size-complex="12pt" style:font-weight-complex="normal"/>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text-properties style:font-name="Arial" fo:font-weight="bold" officeooo:rsid="000e50e4" officeooo:paragraph-rsid="000e50e4" style:font-weight-asian="bold" style:font-weight-complex="bold"/>
    </style:style>
    <style:style style:name="P82" style:family="paragraph" style:parent-style-name="Text_20_body" style:list-style-name="L1">
      <style:text-properties officeooo:rsid="00370d8d" officeooo:paragraph-rsid="00370d8d"/>
    </style:style>
    <style:style style:name="P83" style:family="paragraph" style:parent-style-name="Text_20_body">
      <style:text-properties style:font-name="Courier New" officeooo:rsid="000aa23e" officeooo:paragraph-rsid="004097e0"/>
    </style:style>
    <style:style style:name="P84" style:family="paragraph" style:parent-style-name="Text_20_body">
      <style:text-properties style:font-name="Courier New" officeooo:rsid="000b44e4" officeooo:paragraph-rsid="0043204d"/>
    </style:style>
    <style:style style:name="P85" style:family="paragraph" style:parent-style-name="Text_20_body">
      <style:text-properties style:font-name="Courier New" fo:font-weight="normal" officeooo:rsid="002de5cc" officeooo:paragraph-rsid="00466e86" style:font-weight-asian="normal" style:font-weight-complex="normal"/>
    </style:style>
    <style:style style:name="P86" style:family="paragraph" style:parent-style-name="Text_20_body">
      <style:text-properties style:font-name="Arial" officeooo:rsid="0045def3" officeooo:paragraph-rsid="0045def3"/>
    </style:style>
    <style:style style:name="P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solid" style:text-underline-width="auto" style:text-underline-color="font-color"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fo:font-style="normal" style:text-underline-style="none" fo:font-weight="normal" officeooo:rsid="0052cab2"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8" style:family="text">
      <style:text-properties officeooo:rsid="0010398b"/>
    </style:style>
    <style:style style:name="T29" style:family="text">
      <style:text-properties officeooo:rsid="0010e157"/>
    </style:style>
    <style:style style:name="T30" style:family="text">
      <style:text-properties officeooo:rsid="001386d3"/>
    </style:style>
    <style:style style:name="T31" style:family="text">
      <style:text-properties fo:font-weight="bold" style:font-weight-asian="bold" style:font-weight-complex="bold"/>
    </style:style>
    <style:style style:name="T32" style:family="text">
      <style:text-properties fo:font-weight="bold" officeooo:rsid="00142b24" style:font-weight-asian="bold" style:font-weight-complex="bold"/>
    </style:style>
    <style:style style:name="T33" style:family="text">
      <style:text-properties fo:font-weight="bold" officeooo:rsid="000aa23e" style:font-weight-asian="bold" style:font-weight-complex="bold"/>
    </style:style>
    <style:style style:name="T34" style:family="text">
      <style:text-properties fo:font-weight="bold" officeooo:rsid="0011e7bc" style:font-weight-asian="bold" style:font-weight-complex="bold"/>
    </style:style>
    <style:style style:name="T35" style:family="text">
      <style:text-properties fo:color="#000000" style:font-name="Courier New" officeooo:rsid="001942bd"/>
    </style:style>
    <style:style style:name="T36" style:family="text">
      <style:text-properties officeooo:rsid="001c2585"/>
    </style:style>
    <style:style style:name="T37" style:family="text">
      <style:text-properties officeooo:rsid="0021bfb4"/>
    </style:style>
    <style:style style:name="T38" style:family="text">
      <style:text-properties officeooo:rsid="00247628"/>
    </style:style>
    <style:style style:name="T39" style:family="text">
      <style:text-properties officeooo:rsid="002cf25b"/>
    </style:style>
    <style:style style:name="T40" style:family="text">
      <style:text-properties fo:font-weight="normal" style:font-weight-asian="normal" style:font-weight-complex="normal"/>
    </style:style>
    <style:style style:name="T41" style:family="text">
      <style:text-properties fo:font-weight="normal" officeooo:rsid="001c2585" style:font-weight-asian="normal" style:font-weight-complex="normal"/>
    </style:style>
    <style:style style:name="T42" style:family="text">
      <style:text-properties fo:font-weight="normal" officeooo:rsid="003070f9" style:font-weight-asian="normal" style:font-weight-complex="normal"/>
    </style:style>
    <style:style style:name="T43" style:family="text">
      <style:text-properties style:font-name="Arial" fo:font-size="12pt" style:font-size-asian="12pt" style:font-size-complex="12pt"/>
    </style:style>
    <style:style style:name="T44" style:family="text">
      <style:text-properties style:font-name="Arial" fo:font-size="12pt" fo:font-weight="normal" officeooo:rsid="001a932f" style:font-size-asian="12pt" style:font-weight-asian="normal" style:font-size-complex="12pt" style:font-weight-complex="normal"/>
    </style:style>
    <style:style style:name="T45" style:family="text">
      <style:text-properties style:font-name="Arial" fo:font-size="12pt" fo:font-weight="normal" style:font-size-asian="12pt" style:font-size-complex="12pt"/>
    </style:style>
    <style:style style:name="T46" style:family="text">
      <style:text-properties style:font-name="Arial" fo:font-size="15pt" fo:font-weight="bold" style:font-size-asian="15pt" style:font-weight-asian="bold" style:font-size-complex="15pt" style:font-weight-complex="bold"/>
    </style:style>
    <style:style style:name="T47" style:family="text">
      <style:text-properties style:font-name="Arial" fo:font-size="15pt" fo:font-weight="bold" officeooo:rsid="0023325b" style:font-size-asian="15pt" style:font-weight-asian="bold" style:font-size-complex="15pt" style:font-weight-complex="bold"/>
    </style:style>
    <style:style style:name="T48" style:family="text">
      <style:text-properties style:font-name="Arial" fo:font-size="15pt" fo:font-weight="bold" officeooo:rsid="00522798" style:font-size-asian="15pt" style:font-weight-asian="bold" style:font-size-complex="15pt" style:font-weight-complex="bold"/>
    </style:style>
    <style:style style:name="T49" style:family="text">
      <style:text-properties style:font-name="Courier New"/>
    </style:style>
    <style:style style:name="T50" style:family="text">
      <style:text-properties style:font-name="Courier New" officeooo:rsid="0015a3b8"/>
    </style:style>
    <style:style style:name="T51" style:family="text">
      <style:text-properties style:font-name="Courier New" fo:font-size="12pt" style:font-size-asian="12pt" style:font-size-complex="12pt"/>
    </style:style>
    <style:style style:name="T52" style:family="text">
      <style:text-properties style:font-name="Courier New" fo:font-size="12pt" style:text-underline-style="none" style:font-size-asian="12pt" style:font-size-complex="12pt"/>
    </style:style>
    <style:style style:name="T53" style:family="text">
      <style:text-properties style:font-name="Courier New" officeooo:rsid="0020ab15"/>
    </style:style>
    <style:style style:name="T54" style:family="text">
      <style:text-properties style:font-name="Courier New" officeooo:rsid="003f0105"/>
    </style:style>
    <style:style style:name="T55" style:family="text">
      <style:text-properties style:font-name="Courier New" officeooo:rsid="00484732"/>
    </style:style>
    <style:style style:name="T56" style:family="text">
      <style:text-properties style:font-name="Courier New" officeooo:rsid="004c0e5b"/>
    </style:style>
    <style:style style:name="T57" style:family="text">
      <style:text-properties officeooo:rsid="0034d9bb"/>
    </style:style>
    <style:style style:name="T58" style:family="text">
      <style:text-properties officeooo:rsid="0039de52"/>
    </style:style>
    <style:style style:name="T59" style:family="text">
      <style:text-properties style:font-name="Courier New"/>
    </style:style>
    <style:style style:name="T60" style:family="text">
      <style:text-properties style:font-name="Courier New" officeooo:rsid="0047fb9c"/>
    </style:style>
    <style:style style:name="T61" style:family="text">
      <style:text-properties style:font-name="Courier New" officeooo:rsid="004972b0"/>
    </style:style>
    <style:style style:name="T62" style:family="text">
      <style:text-properties style:font-name="Courier New" officeooo:rsid="004c0e5b"/>
    </style:style>
    <style:style style:name="T63" style:family="text">
      <style:text-properties officeooo:rsid="0042cd52"/>
    </style:style>
    <style:style style:name="T64" style:family="text">
      <style:text-properties officeooo:rsid="00466e86"/>
    </style:style>
    <style:style style:name="T65" style:family="text">
      <style:text-properties officeooo:rsid="00484732"/>
    </style:style>
    <style:style style:name="T66" style:family="text">
      <style:text-properties officeooo:rsid="004972b0"/>
    </style:style>
    <style:style style:name="T67" style:family="text">
      <style:text-properties style:font-name="Arial"/>
    </style:style>
    <style:style style:name="T68" style:family="text">
      <style:text-properties officeooo:rsid="004c0e5b"/>
    </style:style>
    <style:style style:name="T69" style:family="text">
      <style:text-properties officeooo:rsid="004d03ef"/>
    </style:style>
    <style:style style:name="T70" style:family="text">
      <style:text-properties officeooo:rsid="004e8650"/>
    </style:style>
    <style:style style:name="T71" style:family="text">
      <style:text-properties officeooo:rsid="00503ea2"/>
    </style:style>
    <style:style style:name="T72" style:family="text">
      <style:text-properties officeooo:rsid="00521ca8"/>
    </style:style>
    <style:style style:name="T73" style:family="text">
      <style:text-properties officeooo:rsid="00524049"/>
    </style:style>
    <style:style style:name="T74" style:family="text">
      <style:text-properties officeooo:rsid="0052cab2"/>
    </style:style>
    <style:style style:name="T75" style:family="text">
      <style:text-properties officeooo:rsid="00566e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38">Seafile 4.1.2</text:span> instructions: (<text:span text:style-name="T38">Ubuntu 12.04</text:span>)</text:p>
      <text:p text:style-name="P32"/>
      <text:p text:style-name="P36">Note:</text:p>
      <text:list xml:id="list8610480178192126655" text:style-name="L1">
        <text:list-item>
          <text:p text:style-name="P64">All seafile commands <text:span text:style-name="T72">and scripts</text:span> must be run as root.</text:p>
        </text:list-item>
        <text:list-item>
          <text:p text:style-name="P82"><text:span text:style-name="T47">U</text:span><text:span text:style-name="T46">nless otherwise specified, commands are run from inside the duet </text:span><text:span text:style-name="T48">(iris)</text:span><text:span text:style-name="T46"> directory.</text:span></text:p>
        </text:list-item>
      </text:list>
      <text:p text:style-name="P65"/>
      <text:p text:style-name="P65">Seafile <text:span text:style-name="T71">build/install</text:span> scripts</text:p>
      <text:p text:style-name="P53"><text:span text:style-name="T33">TO INSTALL </text:span><text:span text:style-name="T34">SEAFILE</text:span><text:span text:style-name="T33">:</text:span></text:p>
      <text:p text:style-name="P37">On server machine:</text:p>
      <text:p text:style-name="P56"><text:span text:style-name="T57">C</text:span>lone <text:span text:style-name="T57">https://github.com/gamvrosi/iris</text:span>, <text:span text:style-name="T57">rename the folder from iris to duet, checkout the seafile branch, then</text:span></text:p>
      <text:p text:style-name="P83"><text:span text:style-name="T37"><text:tab/>cd </text:span>SeaFileServer</text:p>
      <text:p text:style-name="P83"><text:span text:style-name="T37"><text:tab/>sudo ./</text:span>SF-server-build-install.sh</text:p>
      <text:p text:style-name="P68">At the very end of the script it will output a line like</text:p>
      <text:p text:style-name="P68"><text:tab/><text:span text:style-name="T49">Library ID is: 323d6ee0-1149-4f86-81bd-c4ae3c320e24</text:span></text:p>
      <text:p text:style-name="P68">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4">Log in to seahub by using</text:p>
      <text:p text:style-name="P58"><text:tab/>elinks http://&lt;IP-ADDRESS&gt;:8001</text:p>
      <text:p text:style-name="P50">and enter your email/password. <text:span text:style-name="T63">You can immediately log out again and close elinks as the library has now been created.</text:span> Then do</text:p>
      <text:p text:style-name="P62"><text:tab/>ls ~/SeaFileServer/seafile-data/storage/commits/</text:p>
      <text:p text:style-name="P50">again and you should see two folders. <text:span text:style-name="T63">One of the folders' names will be the library ID given before, t</text:span>he name of the <text:span text:style-name="T63">other</text:span> folder is the library ID <text:span text:style-name="T63">you can use</text:span>, record this ID as you'll need it for the client configuration.</text:p>
      <text:p text:style-name="P38">On client machine:</text:p>
      <text:p text:style-name="P57">Clone https://github.com/gamvrosi/iris, rename the folder from iris to duet, checkout the seafile branch, then</text:p>
      <text:p text:style-name="P84"><text:soft-page-break/><text:span text:style-name="T37"><text:tab/>cd </text:span>SeaFileClient</text:p>
      <text:p text:style-name="P84"><text:span text:style-name="T37"><text:tab/>sudo .</text:span>/SF-client-build-install.sh</text:p>
      <text:p text:style-name="P86">When it asks whether to install cmake in its own subdirectory, enter y.</text:p>
      <text:p text:style-name="P63"><text:tab/>sudo ./SF-client-setup.sh</text:p>
      <text:p text:style-name="P78">Now manually ssh into the server machine so that you can accept the authenticity of the host's key.</text:p>
      <text:p text:style-name="P39">TO RECOMPILE SEAFILE AFTER MAKING CODE CHANGES:</text:p>
      <text:p text:style-name="P39">On server machine:</text:p>
      <text:p text:style-name="P85"><text:tab/><text:span text:style-name="T64">cd </text:span>SeaFileServer</text:p>
      <text:p text:style-name="P85"><text:tab/>sudo ./SF-server-recompile-install.sh</text:p>
      <text:p text:style-name="P69">When asked for folders for seafile setup, leave it blank and it will use the existing configuration in the default location.</text:p>
      <text:p text:style-name="P70">Do not run <text:span text:style-name="T49">SF-server-nginx-setup.sh</text:span> again.</text:p>
      <text:p text:style-name="P39">On client machine:</text:p>
      <text:p text:style-name="P85"><text:tab/><text:span text:style-name="T64">cd </text:span>SeaFileClient</text:p>
      <text:p text:style-name="P85"><text:tab/>sudo ./SF-client-recompile-install.sh</text:p>
      <text:p text:style-name="P51">Do not run <text:span text:style-name="T49">SF-client-setup.sh</text:span> again.</text:p>
      <text:p text:style-name="P33">Using Seafile with scripts</text:p>
      <text:p text:style-name="P40">OVERVIEW OF HOW A SYNC TEST WORKS:</text:p>
      <text:list xml:id="list4300819348623721352" text:style-name="L2">
        <text:list-item>
          <text:p text:style-name="P66">Start the client daemon, sync an empty folder on the client to the server then stop the client daemon. This time is not counted, to reduce the amount of the time taken during a test that is not related to inotify.</text:p>
        </text:list-item>
        <text:list-item>
          <text:p text:style-name="P67">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67">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1"/>
      <text:p text:style-name="P41"><text:soft-page-break/>TO RUN <text:span text:style-name="T36">REGULAR SYNC </text:span>TEST <text:span text:style-name="T28">ACROSS MANY SETS OF FILES</text:span>:</text:p>
      <text:p text:style-name="P76">This will test the time taken and system resources used of the following sets of files <text:span text:style-name="T75">with random names and contents</text:span>:</text:p>
      <text:list xml:id="list7025190617033463628" text:style-name="L3">
        <text:list-item>
          <text:p text:style-name="P77">1000, 2000, 3000, ..., 10000 files, each of which is 4000B</text:p>
        </text:list-item>
        <text:list-item>
          <text:p text:style-name="P77">10000 files, each of which is 10B</text:p>
        </text:list-item>
        <text:list-item>
          <text:p text:style-name="P77">1000 files, each of which is 4000B, then 8000B, 16000B, ..., 4096000B</text:p>
        </text:list-item>
      </text:list>
      <text:p text:style-name="P45">On client machine run:</text:p>
      <text:p text:style-name="P45"><text:tab/><text:span text:style-name="T60">cd ~/TestScripts</text:span></text:p>
      <text:p text:style-name="P45"><text:span text:style-name="T49"><text:tab/></text:span><text:span text:style-name="T55">sudo </text:span><text:span text:style-name="T49">./</text:span><text:span text:style-name="T50">SF-server-remote-restart</text:span><text:span text:style-name="T49">.exp</text:span></text:p>
      <text:p text:style-name="P60"><text:tab/><text:span text:style-name="T65">sudo </text:span>./automated-test.sh</text:p>
      <text:p text:style-name="P49">WARNING: Each time the automated-test is run, it will delete the performance logs produced by the previous test if they haven't been moved <text:span text:style-name="T58">away from the default location</text:span>. The script will give you 10 seconds to cancel it before doing this, <text:span text:style-name="T66">and if the logs were generated by running </text:span><text:span text:style-name="T61">automated-test.sh</text:span><text:span text:style-name="T66"> previously then they will already have been moved to a subdirectory of </text:span><text:span text:style-name="T61">~/Logs/StoredLogs</text:span><text:span text:style-name="T66">, with the name being the date/time the test finished.</text:span></text:p>
      <text:p text:style-name="P46">NOTE: There will be an error about “511 Unknown Service” that will repeat multiple times then be replaced by “Checking...”, this is normal and is a byproduct of making the previously daemonized seaf-daemon and ccnet processes not run as daemons.</text:p>
      <text:p text:style-name="P42">TO <text:span text:style-name="T28">PRODUCE LOGS AND GPROF OUTPUT FROM SYNCING ONE SET OF FILES</text:span>:</text:p>
      <text:p text:style-name="P74">On client machine run:</text:p>
      <text:p text:style-name="P72"><text:tab/><text:span text:style-name="T60">cd ~/TestScripts</text:span></text:p>
      <text:p text:style-name="P72"><text:span text:style-name="T49"><text:tab/></text:span><text:span text:style-name="T55">sudo </text:span><text:span text:style-name="T49">./</text:span><text:span text:style-name="T50">SF-server-remote-restart</text:span><text:span text:style-name="T49">.exp</text:span></text:p>
      <text:p text:style-name="P59"><text:tab/><text:span text:style-name="T65">sudo </text:span>./<text:span text:style-name="T29">log-and-gprof</text:span>.sh <text:span text:style-name="T39">1 &lt;number-of-files&gt; &lt;size-of-files&gt;</text:span></text:p>
      <text:p text:style-name="P47">NOTE: There will be an error about “511 Unknown Service” that will repeat multiple times then be replaced by “Checking...”, this is normal and is a byproduct of making the previously daemonized seaf-daemon and ccnet processes not run as daemons.</text:p>
      <text:p text:style-name="P52"><text:span text:style-name="T40">This will generate a set of files into SeaFileLibraries using maketree.py and then sync them with the server, producing a full set of debug logs from seafile </text:span><text:span text:style-name="T41">in ~/.ccnet/logs/&lt;TIMESTAMP&gt;</text:span><text:span text:style-name="T40"> and gprof output in </text:span><text:span text:style-name="T42">SEAFILEDIR (which is ~/ by default)</text:span></text:p>
      <text:p text:style-name="P43">TO TEST TIME TAKEN TO CONFIRM A DIRECTORY HAS ALREADY BEEN SYNCED:</text:p>
      <text:p text:style-name="P48">On client machine run:</text:p>
      <text:p text:style-name="P73"><text:tab/><text:span text:style-name="T60">cd ~/TestScripts</text:span></text:p>
      <text:p text:style-name="P48"><text:soft-page-break/><text:tab/><text:span text:style-name="T56">sudo </text:span><text:span text:style-name="T49">./SF-server-remote-restart.exp</text:span></text:p>
      <text:p text:style-name="P61"><text:tab/><text:span text:style-name="T68">sudo </text:span>./automated-initialization-test.sh</text:p>
      <text:p text:style-name="P47">NOTE: There will be an error about “511 Unknown Service” that will repeat multiple times then be replaced by “Checking...”, this is normal and is a byproduct of making the previously daemonized seaf-daemon and ccnet processes not run as daemons.</text:p>
      <text:p text:style-name="P34">Viewing collected data:</text:p>
      <text:p text:style-name="P55"><text:tab/><text:span text:style-name="T54">~/Logs/StoredLogs/sum-all-files.sh &lt;</text:span><text:span text:style-name="T56">directory-with-logs</text:span><text:span text:style-name="T54">&gt;</text:span></text:p>
      <text:p text:style-name="P79">This will output 3 files: <text:span text:style-name="T49">free-list.txt</text:span><text:span text:style-name="T67">, </text:span><text:span text:style-name="T49">iotop-list.txt</text:span><text:span text:style-name="T67">, </text:span><text:span text:style-name="T49">top-list.txt</text:span>, which contain a list of the sums <text:span text:style-name="T69">of memory usage (in megabytes), io usage (in percentage), cpu usage (in percentage) respectively. To find average use, divide by 10x the duration of the sync in seconds, as 10 samples of each metric are taken per second.</text:span></text:p>
      <text:p text:style-name="P35">Using Seafile manually <text:span text:style-name="T70">(without the given scripts)</text:span></text:p>
      <text:p text:style-name="P16">SERVER:</text:p>
      <text:p text:style-name="P13">To start server:</text:p>
      <text:p text:style-name="P17"><text:tab/>cd ~/SeaFileServer/seafile-server-4.1.2/</text:p>
      <text:p text:style-name="P17"><text:tab/>sudo service nginx start</text:p>
      <text:p text:style-name="P17"><text:tab/><text:span text:style-name="T73">sudo </text:span>./seafile.sh start</text:p>
      <text:p text:style-name="P17"><text:tab/><text:span text:style-name="T73">sudo </text:span>./seahub.sh start 8001</text:p>
      <text:p text:style-name="P11">To stop server:</text:p>
      <text:p text:style-name="P19"><text:tab/>cd ~/SeaFileServer/seafile-server-4.1.2/</text:p>
      <text:p text:style-name="P19"><text:tab/><text:span text:style-name="T73">sudo </text:span>./seahub.sh stop</text:p>
      <text:p text:style-name="P17"><text:tab/><text:span text:style-name="T73">sudo </text:span>./seafile.sh stop</text:p>
      <text:p text:style-name="P17"><text:tab/>sudo service nginx stop</text:p>
      <text:p text:style-name="P25"><text:span text:style-name="T10">seafile.sh start </text:span><text:span text:style-name="T16">starts the following processes:</text:span></text:p>
      <text:p text:style-name="P17">~/SeaFileServer/seafile-server-4.1.2/seafile/bin/seafile-controller</text:p>
      <text:p text:style-name="P17">~/SeaFileServer/seafile-server-4.1.2/seafile/bin/ccnet-server</text:p>
      <text:p text:style-name="P17">~/SeaFileServer/seafile-server-4.1.2/seafile/bin/seaf-server</text:p>
      <text:p text:style-name="P28"><text:span text:style-name="T10">seahub.sh start 8001 </text:span><text:span text:style-name="T16">starts four instances of</text:span></text:p>
      <text:p text:style-name="P18">python2.7 ~/SeaFileServer/seafile-server-4.1.2/seahub/manage.py</text:p>
      <text:p text:style-name="P54"/>
      <text:p text:style-name="P54"/>
      <text:p text:style-name="P54"/>
      <text:p text:style-name="P54"/>
      <text:p text:style-name="P31"><text:soft-page-break/>CLIENT:</text:p>
      <text:p text:style-name="P11">To use seaf-cli:</text:p>
      <text:p text:style-name="P17"><text:tab/><text:span text:style-name="T74">sudo </text:span>seaf-cli start</text:p>
      <text:p text:style-name="P4"><text:span text:style-name="T23"><text:tab/></text:span><text:span text:style-name="T25">sudo </text:span><text:span text:style-name="T23">seaf-cli </text:span><text:span text:style-name="T24">sync </text:span><text:span text:style-name="T23">-l &lt;LIBRARY-ID&gt; -s http://&lt;IP ADDRESS&gt;:&lt;PORT&gt; <text:tab/><text:tab/>-d &lt;LOCAL LIBRARY TARGET&gt; -u </text:span><text:a xlink:type="simple" xlink:href="mailto:will.kingsford@gmail.com" text:style-name="Internet_20_link" text:visited-style-name="Visited_20_Internet_20_Link"><text:span text:style-name="T52">&lt;</text:span></text:a><text:span text:style-name="T51">USERNAME/EMAIL&gt;</text:span><text:span text:style-name="T26"> </text:span><text:span text:style-name="T23">-p </text:span><text:span text:style-name="T24">&lt;PASSWORD&gt;</text:span></text:p>
      <text:p text:style-name="P20"><text:tab/><text:span text:style-name="T74">sudo </text:span>seaf-cli status</text:p>
      <text:p text:style-name="P20"><text:tab/><text:span text:style-name="T74">sudo </text:span>seaf-cli stop</text:p>
      <text:p text:style-name="P10"/>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7">https://seacloud.cc/group/3/wiki/seafile-cli-manual/</text:span></text:a><text:span text:style-name="T9"> </text:span></text:p>
      <text:p text:style-name="P54"/>
      <text:p text:style-name="P29"><text:span text:style-name="T10">seaf-cli start </text:span><text:span text:style-name="T16">starts the following processes:</text:span></text:p>
      <text:p text:style-name="P21">/usr/bin/seaf-daemon</text:p>
      <text:p text:style-name="P21">/usr/bin/ccnet</text:p>
      <text:p text:style-name="P54"/>
      <text:p text:style-name="P15">Troubleshooting:</text:p>
      <text:p text:style-name="P5"><text:span text:style-name="T32">A MESSAGE SAYING “CONNECTION REFUSED”</text:span> usually means that either seafile or seahub is not running on c157. </text:p>
      <text:p text:style-name="P12">IF <text:span text:style-name="T30">`</text:span>SEAF-CLI <text:span text:style-name="T30">STATUS`</text:span> <text:span text:style-name="T30">HANGS</text:span> ON “CONNECTING SERVER”</text:p>
      <text:p text:style-name="P30">Change the ccnet port in ccnet.conf on both machines to one that hasn't been used before.</text:p>
      <text:p text:style-name="P7">On server, located at /my/install/directory/ccnet/ccnet.conf</text:p>
      <text:p text:style-name="P7">On client, located at ~/.ccnet/ccnet.conf</text:p>
      <text:p text:style-name="P6"><text:span text:style-name="T31">I</text:span><text:span text:style-name="T32">F `SEAF-CLI STATUS` HANGS</text:span><text:span text:style-name="T31"> </text:span><text:span text:style-name="T32">ON</text:span><text:span text:style-name="T31"> </text:span><text:span text:style-name="T32">STATUS</text:span><text:span text:style-name="T31"> “</text:span><text:span text:style-name="T32">UNKNOWN</text:span><text:span text:style-name="T31">”</text:span></text:p>
      <text:p text:style-name="P22"><text:span text:style-name="T13">R</text:span><text:span text:style-name="T12">emove seaf-cli data in ~/.ccnet and ~/SeaFileClient/seafile-cli/seafile-client/ then run seaf-cli init again</text:span></text:p>
      <text:p text:style-name="P14">IF NUMBER OF INOTIFY WATCHES AVAILABLE BECOMES AN ISSUE</text:p>
      <text:p text:style-name="P23"><text:span text:style-name="T14">S</text:span><text:span text:style-name="T12">et </text:span><text:span text:style-name="T14">the system max user watches</text:span><text:span text:style-name="T12"> higher, </text:span><text:span text:style-name="T15">e.g.</text:span></text:p>
      <text:p text:style-name="P23"><text:tab/><text:span text:style-name="T35">sudo sh -c '</text:span><text:span text:style-name="T22">echo 100000 &gt; /proc/sys/fs/inotify/max_user_watches'</text:span></text:p>
      <text:p text:style-name="P8">for a temporary change or </text:p>
      <text:p text:style-name="P24"><text:tab/><text:span text:style-name="T53">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7">https://github.com/haiwen/seafile/issues/169</text:span></text:a><text:span text:style-name="T9"> </text:span></text:p>
      <text:p text:style-name="P54"/>
      <text:p text:style-name="P54"/>
      <text:p text:style-name="P26"><text:soft-page-break/><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6"/>
      <text:p text:style-name="P27"><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9"/>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4">https://forum.seafile-server.org/</text:span></text:a><text:span text:style-name="T8"> </text:span><text:span text:style-name="T45"><text:line-break/></text:span><text:span text:style-name="T4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7:56:03.250433220</dc:date>
    <meta:editing-duration>PT6H56M41S</meta:editing-duration>
    <meta:editing-cycles>84</meta:editing-cycles>
    <meta:generator>LibreOffice/4.4.2.2$Linux_X86_64 LibreOffice_project/40m0$Build-2</meta:generator>
    <meta:document-statistic meta:table-count="0" meta:image-count="0" meta:object-count="0" meta:page-count="6" meta:paragraph-count="112" meta:word-count="1197" meta:character-count="8225" meta:non-whitespace-character-count="7098"/>
  </office:meta>
</office:document-meta>
</file>